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14cm" style:rel-column-width="9362*"/>
    </style:style>
    <style:style style:name="Table1.G" style:family="table-column">
      <style:table-column-properties style:column-width="2.514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2.381cm" style:rel-column-width="8872*"/>
    </style:style>
    <style:style style:name="Table2.B" style:family="table-column">
      <style:table-column-properties style:column-width="2.058cm" style:rel-column-width="7669*"/>
    </style:style>
    <style:style style:name="Table2.C" style:family="table-column">
      <style:table-column-properties style:column-width="1.91cm" style:rel-column-width="7117*"/>
    </style:style>
    <style:style style:name="Table2.D" style:family="table-column">
      <style:table-column-properties style:column-width="1.265cm" style:rel-column-width="4712*"/>
    </style:style>
    <style:style style:name="Table2.F" style:family="table-column">
      <style:table-column-properties style:column-width="1.73cm" style:rel-column-width="6447*"/>
    </style:style>
    <style:style style:name="Table2.G" style:family="table-column">
      <style:table-column-properties style:column-width="1.954cm" style:rel-column-width="7281*"/>
    </style:style>
    <style:style style:name="Table2.I" style:family="table-column">
      <style:table-column-properties style:column-width="1.954cm" style:rel-column-width="7284*"/>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weight="bold" officeooo:rsid="000bb986" officeooo:paragraph-rsid="000bb986" style:font-weight-asian="bold" style:font-weight-complex="bold"/>
    </style:style>
    <style:style style:name="P2" style:family="paragraph" style:parent-style-name="Standard">
      <style:text-properties style:font-name="Arial" fo:font-weight="bold" officeooo:rsid="000bb986" officeooo:paragraph-rsid="00119561" style:font-weight-asian="bold" style:font-weight-complex="bold"/>
    </style:style>
    <style:style style:name="P3" style:family="paragraph" style:parent-style-name="Standard">
      <style:text-properties style:font-name="Arial" fo:font-weight="bold" officeooo:rsid="0014196b" officeooo:paragraph-rsid="0014196b" style:font-weight-asian="bold" style:font-weight-complex="bold"/>
    </style:style>
    <style:style style:name="P4" style:family="paragraph" style:parent-style-name="Standard">
      <style:text-properties style:font-name="Arial" fo:font-weight="bold" officeooo:rsid="0014779a" officeooo:paragraph-rsid="0014779a" style:font-weight-asian="bold" style:font-weight-complex="bold"/>
    </style:style>
    <style:style style:name="P5" style:family="paragraph" style:parent-style-name="Standard">
      <style:text-properties style:font-name="Arial" fo:font-weight="bold" officeooo:rsid="0026a23a" officeooo:paragraph-rsid="0026a23a" style:font-weight-asian="bold" style:font-weight-complex="bold"/>
    </style:style>
    <style:style style:name="P6" style:family="paragraph" style:parent-style-name="Standard">
      <style:text-properties style:font-name="Arial" fo:font-weight="normal" officeooo:rsid="0014779a" officeooo:paragraph-rsid="0014779a" style:font-weight-asian="normal" style:font-weight-complex="normal"/>
    </style:style>
    <style:style style:name="P7" style:family="paragraph" style:parent-style-name="Standard">
      <style:text-properties style:font-name="Arial" fo:font-weight="normal" officeooo:rsid="0018fdb2" officeooo:paragraph-rsid="001a05cf" style:font-weight-asian="normal" style:font-weight-complex="normal"/>
    </style:style>
    <style:style style:name="P8" style:family="paragraph" style:parent-style-name="Standard">
      <style:text-properties style:font-name="Arial" fo:font-weight="normal" officeooo:rsid="0024dd0f" officeooo:paragraph-rsid="0024dd0f" style:font-weight-asian="normal" style:font-weight-complex="normal"/>
    </style:style>
    <style:style style:name="P9" style:family="paragraph" style:parent-style-name="Standard">
      <style:text-properties style:font-name="Arial" fo:font-weight="normal" officeooo:rsid="0025caec" officeooo:paragraph-rsid="0025caec" style:font-weight-asian="normal" style:font-weight-complex="normal"/>
    </style:style>
    <style:style style:name="P10" style:family="paragraph" style:parent-style-name="Standard">
      <style:text-properties style:font-name="Arial" fo:font-weight="normal" officeooo:rsid="0026a23a" officeooo:paragraph-rsid="0026a23a" style:font-weight-asian="normal" style:font-weight-complex="normal"/>
    </style:style>
    <style:style style:name="P11" style:family="paragraph" style:parent-style-name="Standard">
      <style:text-properties style:font-name="Arial" fo:font-weight="normal" officeooo:rsid="002d198e" officeooo:paragraph-rsid="002d198e" style:font-weight-asian="normal" style:font-weight-complex="normal"/>
    </style:style>
    <style:style style:name="P12" style:family="paragraph" style:parent-style-name="Standard">
      <style:paragraph-properties fo:text-align="center" style:justify-single-word="false"/>
      <style:text-properties style:font-name="Arial" fo:font-style="italic" fo:font-weight="normal" officeooo:rsid="0018fdb2" officeooo:paragraph-rsid="0018fdb2"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style:font-name="Arial" fo:font-style="italic" fo:font-weight="normal" officeooo:rsid="0018fdb2" officeooo:paragraph-rsid="00199c8d"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style:font-name="Arial" fo:font-style="italic" fo:font-weight="normal" officeooo:rsid="0018fdb2" officeooo:paragraph-rsid="001a05cf"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style:font-name="Arial" fo:font-style="italic" fo:font-weight="normal" officeooo:rsid="001ba2e8" officeooo:paragraph-rsid="001ba2e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Arial" fo:font-style="italic" fo:font-weight="normal" officeooo:rsid="001ba2e8" officeooo:paragraph-rsid="001d3bd9"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Arial" fo:font-style="normal" fo:font-weight="normal" officeooo:rsid="00224b35" officeooo:paragraph-rsid="00224b35" style:font-style-asian="normal" style:font-weight-asian="normal" style:font-style-complex="normal" style:font-weight-complex="normal"/>
    </style:style>
    <style:style style:name="P18" style:family="paragraph" style:parent-style-name="Table_20_Contents">
      <style:text-properties style:font-name="Arial" officeooo:rsid="0016e4a4" officeooo:paragraph-rsid="0016e4a4"/>
    </style:style>
    <style:style style:name="P19" style:family="paragraph" style:parent-style-name="Table_20_Contents">
      <style:text-properties style:font-name="Arial" officeooo:rsid="0017c4ae" officeooo:paragraph-rsid="0017c4ae"/>
    </style:style>
    <style:style style:name="P20" style:family="paragraph" style:parent-style-name="Table_20_Contents">
      <style:paragraph-properties fo:text-align="start" style:justify-single-word="false"/>
      <style:text-properties style:font-name="Arial" officeooo:rsid="00238cf1" officeooo:paragraph-rsid="00238cf1"/>
    </style:style>
    <style:style style:name="P21" style:family="paragraph" style:parent-style-name="Table_20_Contents">
      <style:paragraph-properties fo:text-align="start" style:justify-single-word="false"/>
      <style:text-properties style:font-name="Arial" officeooo:rsid="0023aa88" officeooo:paragraph-rsid="0023aa88"/>
    </style:style>
    <style:style style:name="P22" style:family="paragraph" style:parent-style-name="Standard">
      <style:text-properties style:font-name="Arial" fo:font-weight="normal" officeooo:rsid="000fa341" officeooo:paragraph-rsid="00119561" style:font-weight-asian="normal" style:font-weight-complex="normal"/>
    </style:style>
    <style:style style:name="P23" style:family="paragraph" style:parent-style-name="Standard">
      <style:text-properties style:font-name="Arial" fo:font-weight="normal" officeooo:rsid="000fa341" officeooo:paragraph-rsid="0014196b" style:font-weight-asian="normal" style:font-weight-complex="normal"/>
    </style:style>
    <style:style style:name="P24" style:family="paragraph" style:parent-style-name="Standard">
      <style:text-properties style:font-name="Arial" fo:font-weight="normal" officeooo:rsid="00119561" officeooo:paragraph-rsid="00119561" style:font-weight-asian="normal" style:font-weight-complex="normal"/>
    </style:style>
    <style:style style:name="P25" style:family="paragraph" style:parent-style-name="Standard">
      <style:text-properties style:font-name="Arial" fo:font-weight="normal" officeooo:rsid="0039fc55" officeooo:paragraph-rsid="0039fc55" style:font-weight-asian="normal" style:font-weight-complex="normal"/>
    </style:style>
    <style:style style:name="P26" style:family="paragraph" style:parent-style-name="Standard">
      <style:text-properties style:font-name="Arial" fo:font-weight="bold" officeooo:rsid="0014196b" officeooo:paragraph-rsid="0014196b" style:font-weight-asian="bold" style:font-weight-complex="bold"/>
    </style:style>
    <style:style style:name="P27" style:family="paragraph" style:parent-style-name="Standard">
      <style:text-properties style:font-name="Arial" fo:font-weight="bold" officeooo:rsid="002e0407" officeooo:paragraph-rsid="002e0407" style:font-weight-asian="bold" style:font-weight-complex="bold"/>
    </style:style>
    <style:style style:name="P28" style:family="paragraph" style:parent-style-name="Standard">
      <style:text-properties style:font-name="Arial" fo:font-weight="bold" officeooo:rsid="002e0407" officeooo:paragraph-rsid="0041c5dd" style:font-weight-asian="bold" style:font-weight-complex="bold"/>
    </style:style>
    <style:style style:name="P29" style:family="paragraph" style:parent-style-name="Standard">
      <style:text-properties style:font-name="Arial" fo:font-weight="bold" officeooo:rsid="002fd71a" officeooo:paragraph-rsid="002fd71a" style:font-weight-asian="bold" style:font-weight-complex="bold"/>
    </style:style>
    <style:style style:name="P30" style:family="paragraph" style:parent-style-name="Standard">
      <style:text-properties style:font-name="Arial" fo:font-weight="bold" officeooo:rsid="002fd71a" officeooo:paragraph-rsid="0032fbd2" style:font-weight-asian="bold" style:font-weight-complex="bold"/>
    </style:style>
    <style:style style:name="P31" style:family="paragraph" style:parent-style-name="Standard">
      <style:text-properties style:font-name="Arial" fo:font-weight="bold" officeooo:rsid="0043fa8a" officeooo:paragraph-rsid="0043fa8a" style:font-weight-asian="bold" style:font-weight-complex="bold"/>
    </style:style>
    <style:style style:name="P32" style:family="paragraph" style:parent-style-name="Standard">
      <style:text-properties style:font-name="Arial" fo:font-weight="bold" officeooo:rsid="0049f7be" officeooo:paragraph-rsid="0049f7b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cb3dc" style:font-weight-asian="normal" style:font-weight-complex="normal"/>
    </style:style>
    <style:style style:name="T3" style:family="text">
      <style:text-properties fo:font-weight="normal" officeooo:rsid="000e5fc2" style:font-weight-asian="normal" style:font-weight-complex="normal"/>
    </style:style>
    <style:style style:name="T4" style:family="text">
      <style:text-properties fo:font-weight="normal" officeooo:rsid="000fa341" style:font-weight-asian="normal" style:font-weight-complex="normal"/>
    </style:style>
    <style:style style:name="T5" style:family="text">
      <style:text-properties fo:font-weight="normal" officeooo:rsid="00119561" style:font-weight-asian="normal" style:font-weight-complex="normal"/>
    </style:style>
    <style:style style:name="T6" style:family="text">
      <style:text-properties fo:font-weight="normal" officeooo:rsid="0030cbf7" style:font-weight-asian="normal" style:font-weight-complex="normal"/>
    </style:style>
    <style:style style:name="T7" style:family="text">
      <style:text-properties fo:font-weight="normal" officeooo:rsid="0030d52d" style:font-weight-asian="normal" style:font-weight-complex="normal"/>
    </style:style>
    <style:style style:name="T8" style:family="text">
      <style:text-properties fo:font-weight="normal" officeooo:rsid="00321739" style:font-weight-asian="normal" style:font-weight-complex="normal"/>
    </style:style>
    <style:style style:name="T9" style:family="text">
      <style:text-properties fo:font-weight="normal" officeooo:rsid="0032fbd2" style:font-weight-asian="normal" style:font-weight-complex="normal"/>
    </style:style>
    <style:style style:name="T10" style:family="text">
      <style:text-properties fo:font-weight="normal" officeooo:rsid="00344df4" style:font-weight-asian="normal" style:font-weight-complex="normal"/>
    </style:style>
    <style:style style:name="T11" style:family="text">
      <style:text-properties fo:font-weight="normal" officeooo:rsid="0035dbd6" style:font-weight-asian="normal" style:font-weight-complex="normal"/>
    </style:style>
    <style:style style:name="T12" style:family="text">
      <style:text-properties fo:font-weight="normal" officeooo:rsid="003603a7" style:font-weight-asian="normal" style:font-weight-complex="normal"/>
    </style:style>
    <style:style style:name="T13" style:family="text">
      <style:text-properties fo:font-weight="normal" officeooo:rsid="0038bf22" style:font-weight-asian="normal" style:font-weight-complex="normal"/>
    </style:style>
    <style:style style:name="T14" style:family="text">
      <style:text-properties fo:font-weight="normal" officeooo:rsid="003f97a6" style:font-weight-asian="normal" style:font-weight-complex="normal"/>
    </style:style>
    <style:style style:name="T15" style:family="text">
      <style:text-properties fo:font-weight="normal" officeooo:rsid="0040a6b1" style:font-weight-asian="normal" style:font-weight-complex="normal"/>
    </style:style>
    <style:style style:name="T16" style:family="text">
      <style:text-properties fo:font-weight="normal" officeooo:rsid="0041c5dd" style:font-weight-asian="normal" style:font-weight-complex="normal"/>
    </style:style>
    <style:style style:name="T17" style:family="text">
      <style:text-properties fo:font-weight="normal" officeooo:rsid="004320cb" style:font-weight-asian="normal" style:font-weight-complex="normal"/>
    </style:style>
    <style:style style:name="T18" style:family="text">
      <style:text-properties fo:font-weight="normal" officeooo:rsid="00476f95" style:font-weight-asian="normal" style:font-weight-complex="normal"/>
    </style:style>
    <style:style style:name="T19" style:family="text">
      <style:text-properties fo:font-weight="normal" officeooo:rsid="0047ce79" style:font-weight-asian="normal" style:font-weight-complex="normal"/>
    </style:style>
    <style:style style:name="T20" style:family="text">
      <style:text-properties fo:font-weight="normal" officeooo:rsid="0047fe3f" style:font-weight-asian="normal" style:font-weight-complex="normal"/>
    </style:style>
    <style:style style:name="T21" style:family="text">
      <style:text-properties officeooo:rsid="0014ddb5"/>
    </style:style>
    <style:style style:name="T22" style:family="text">
      <style:text-properties officeooo:rsid="0016e4a4"/>
    </style:style>
    <style:style style:name="T23" style:family="text">
      <style:text-properties officeooo:rsid="00199c8d"/>
    </style:style>
    <style:style style:name="T24" style:family="text">
      <style:text-properties officeooo:rsid="001a05cf"/>
    </style:style>
    <style:style style:name="T25" style:family="text">
      <style:text-properties officeooo:rsid="001b27bb"/>
    </style:style>
    <style:style style:name="T26" style:family="text">
      <style:text-properties officeooo:rsid="001ba2e8"/>
    </style:style>
    <style:style style:name="T27" style:family="text">
      <style:text-properties officeooo:rsid="001d3bd9"/>
    </style:style>
    <style:style style:name="T28" style:family="text">
      <style:text-properties officeooo:rsid="00238cf1"/>
    </style:style>
    <style:style style:name="T29" style:family="text">
      <style:text-properties officeooo:rsid="0027ac78"/>
    </style:style>
    <style:style style:name="T30" style:family="text">
      <style:text-properties style:text-position="super 58%" officeooo:rsid="0027ac78"/>
    </style:style>
    <style:style style:name="T31" style:family="text">
      <style:text-properties officeooo:rsid="002c0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ity Check</text:p>
      <text:p text:style-name="P1"><text:tab/><text:span text:style-name="T2">In parity, you just add a parity bit to the data word that you wish to send. The value of the parity bit should make the total number of 1's in the data word even. </text:span><text:span text:style-name="T3">Thus, if there are even number of 1's in the original data word, the parity bit should be 0, 1 otherwise.</text:span></text:p>
      <text:p text:style-name="P2"><text:span text:style-name="T3"><text:tab/></text:span><text:span text:style-name="T4">On the receiving end, you just count the number of 1's in the received data word. If it is odd then there is an error.</text:span></text:p>
      <text:p text:style-name="P22"/>
      <text:p text:style-name="P24">def append_even_parity(self): </text:p>
      <text:p text:style-name="P24"><text:s text:c="8"/>self.is_even_parity = True </text:p>
      <text:p text:style-name="P24"><text:s text:c="8"/>ones = self._count_ones(self.bits) </text:p>
      <text:p text:style-name="P24"><text:s text:c="8"/>if ones % 2 == 0: </text:p>
      <text:p text:style-name="P24"><text:s text:c="12"/>self.bits.append(0) </text:p>
      <text:p text:style-name="P24"><text:s text:c="8"/>else: </text:p>
      <text:p text:style-name="P24"><text:s text:c="12"/>self.bits.append(1) </text:p>
      <text:p text:style-name="P2"><text:span text:style-name="T5"><text:s text:c="8"/>return self.bits</text:span><text:span text:style-name="T4"> </text:span></text:p>
      <text:p text:style-name="P2"/>
      <text:p text:style-name="P23">def detect_error(self): </text:p>
      <text:p text:style-name="P23"><text:s text:c="8"/>ones = self._count_ones(self.received) </text:p>
      <text:p text:style-name="P23"><text:s text:c="8"/>if self.is_even_parity: </text:p>
      <text:p text:style-name="P23"><text:s text:c="12"/>return ones % 2 == 0 </text:p>
      <text:p text:style-name="P23"><text:s text:c="8"/>else: </text:p>
      <text:p text:style-name="P23"><text:s text:c="12"/>return ones % 2 == 1</text:p>
      <text:p text:style-name="P3"/>
      <text:p text:style-name="P27">Checksum</text:p>
      <text:p text:style-name="P28"><text:tab/><text:span text:style-name="T14">Let's say we have a series of n-bit datawords. </text:span><text:span text:style-name="T15">In getting the checksum, the series of datawords are added. </text:span><text:span text:style-name="T16">If the resulting sum exceeds n bits, the extra leftmost bits need to be added to the n rightmost bits (wrapping). </text:span><text:span text:style-name="T17">The one's complement of the result is the checksum.</text:span></text:p>
      <text:p text:style-name="P31"><text:span text:style-name="T17">T</text:span><text:span text:style-name="T1">he n-bit datawords are sent together with the checksum.</text:span></text:p>
      <text:p text:style-name="P31"><text:span text:style-name="T1"><text:tab/></text:span><text:span text:style-name="T18">In checking for errors, </text:span><text:span text:style-name="T19">the same method is done; except this time, the addition process includes the checksum. </text:span><text:span text:style-name="T20">If the result of the process is 0, then the data is accepted. Otherwise, they are neglected.</text:span></text:p>
      <text:p text:style-name="P31"/>
      <text:p text:style-name="P32"><text:span text:style-name="T20">def checksum(self, data, n_bit):</text:span></text:p>
      <text:p text:style-name="P32"><text:span text:style-name="T20"><text:s text:c="8"/>x = sum(data)</text:span></text:p>
      <text:p text:style-name="P32"><text:span text:style-name="T20"><text:s text:c="8"/>b = self.to_binary(x)</text:span></text:p>
      <text:p text:style-name="P32"><text:span text:style-name="T20"><text:s text:c="8"/>while len(b) &gt; n_bit:</text:span></text:p>
      <text:p text:style-name="P32"><text:span text:style-name="T20"><text:s text:c="12"/>l = len(b)</text:span></text:p>
      <text:p text:style-name="P32"><text:span text:style-name="T20"><text:s text:c="12"/>b = self.to_binary(int(b[0:l-4],2) + int(b[l-4:],2))</text:span></text:p>
      <text:p text:style-name="P32"><text:span text:style-name="T20"><text:s text:c="8"/>return pow(2, n_bit) - 1 - int(b, 2)</text:span></text:p>
      <text:p text:style-name="P32"><text:span text:style-name="T20"></text:span></text:p>
      <text:p text:style-name="P32"><text:span text:style-name="T20"><text:s text:c="4"/>def to_send(self, n_bit, data):</text:span></text:p>
      <text:p text:style-name="P32"><text:span text:style-name="T20"><text:s text:c="8"/>int_arr = self.to_int_array(data)</text:span></text:p>
      <text:p text:style-name="P32"><text:span text:style-name="T20"><text:s text:c="8"/>print 'Data to send:', data + [self.to_binary(</text:span></text:p>
      <text:p text:style-name="P32"><text:span text:style-name="T20"><text:s text:c="12"/>self.checksum(int_arr, n_bit))]</text:span></text:p>
      <text:p text:style-name="P32"><text:span text:style-name="T20"></text:span></text:p>
      <text:p text:style-name="P32"><text:span text:style-name="T20"><text:s text:c="4"/>def validate_receive(self, n_bit, data):</text:span></text:p>
      <text:p text:style-name="P32"><text:span text:style-name="T20"><text:s text:c="8"/>data = self.to_int_array(data)</text:span></text:p>
      <text:p text:style-name="P32"><text:span text:style-name="T20"><text:s text:c="8"/>if self.checksum(data, n_bit) == 0:</text:span></text:p>
      <text:p text:style-name="P32"><text:span text:style-name="T20"><text:s text:c="12"/>print 'Data is valid.'</text:span></text:p>
      <text:p text:style-name="P32"><text:soft-page-break/><text:span text:style-name="T20"><text:s text:c="8"/>else:</text:span></text:p>
      <text:p text:style-name="P32"><text:span text:style-name="T20"><text:s text:c="12"/>print 'There is an error in the data'</text:span></text:p>
      <text:p text:style-name="P27"/>
      <text:p text:style-name="P27"/>
      <text:p text:style-name="P29">Cyclic Redundancy Check</text:p>
      <text:p text:style-name="P30"><text:tab/><text:span text:style-name="T6">In CRC, the encoder takes the dataword and augments it with n-1 number of 0s </text:span><text:span text:style-name="T7">(where n is the length of the divisor)</text:span><text:span text:style-name="T6">. </text:span><text:span text:style-name="T7">It then divides the augmented dataword by the </text:span><text:span text:style-name="T8">divisor. </text:span><text:span text:style-name="T9">The process of modulo-2 binary division is the same as the familiar division process we use for decimal numbers. </text:span><text:span text:style-name="T10">But</text:span><text:span text:style-name="T9"> </text:span><text:span text:style-name="T10">i</text:span><text:span text:style-name="T9">n this case </text:span><text:span text:style-name="T10">w</text:span><text:span text:style-name="T9">e use the XOR operation to do </text:span><text:span text:style-name="T11">the subtracting</text:span><text:span text:style-name="T9">. </text:span><text:span text:style-name="T12">The (n-1)-bit remainder is then appended to the dataword to create the codeword to be sent.</text:span></text:p>
      <text:p text:style-name="P30"><text:span text:style-name="T12"><text:tab/></text:span><text:span text:style-name="T13">In the decoder, the same division process is used as the encoder. If the remainder is not 0, there is an error in the codeword and thus the codeword is discarded. Otherwise, it is accepted.</text:span></text:p>
      <text:p text:style-name="P3"/>
      <text:p text:style-name="P25">def xor(self, binary1, binary2):</text:p>
      <text:p text:style-name="P25"><text:s text:c="8"/>if len(binary1) == 1:</text:p>
      <text:p text:style-name="P25"><text:s text:c="12"/>if binary1 == binary2:</text:p>
      <text:p text:style-name="P25"><text:s text:c="16"/>return '0'</text:p>
      <text:p text:style-name="P25"><text:s text:c="12"/>else:</text:p>
      <text:p text:style-name="P25"><text:s text:c="16"/>return '1'</text:p>
      <text:p text:style-name="P25"><text:s text:c="8"/>else:</text:p>
      <text:p text:style-name="P25"><text:s text:c="12"/>result = ''</text:p>
      <text:p text:style-name="P25"><text:s text:c="12"/>for i in range(len(binary1)):</text:p>
      <text:p text:style-name="P25"><text:s text:c="16"/>result += self.xor(binary1[i], binary2[i])</text:p>
      <text:p text:style-name="P25"><text:s text:c="12"/>return result</text:p>
      <text:p text:style-name="P25"/>
      <text:p text:style-name="P25"><text:s text:c="4"/>def get_remainder(self, data, divisor):</text:p>
      <text:p text:style-name="P25"><text:s text:c="8"/>while len(data) &gt;= len(divisor):</text:p>
      <text:p text:style-name="P25"><text:s text:c="12"/>b1 = data[0:len(divisor)]</text:p>
      <text:p text:style-name="P25"><text:s text:c="12"/>result = self.xor(b1, divisor)</text:p>
      <text:p text:style-name="P25"><text:s text:c="12"/>data = result + data[len(divisor):]</text:p>
      <text:p text:style-name="P25"><text:s text:c="8"/>returndata</text:p>
      <text:p text:style-name="P25"></text:p>
      <text:p text:style-name="P25"><text:s text:c="4"/>def to_send(self, data, divisor):</text:p>
      <text:p text:style-name="P25"><text:s text:c="8"/>print 'Data to send:', data + self.get_remainder(</text:p>
      <text:p text:style-name="P25"><text:s text:c="12"/>data + ('0'*(len(divisor)-1)), divisor)</text:p>
      <text:p text:style-name="P25"></text:p>
      <text:p text:style-name="P25"><text:s text:c="4"/>def validate_receive(self, data, divisor):</text:p>
      <text:p text:style-name="P25"><text:s text:c="8"/>if self.get_remainder(data, divisor) == '0' * (len(divisor)-1):</text:p>
      <text:p text:style-name="P25"><text:s text:c="12"/>print 'Data is valid.'</text:p>
      <text:p text:style-name="P25"><text:s text:c="8"/>else:</text:p>
      <text:p text:style-name="P25"><text:s text:c="12"/>print 'There is an error in the data'</text:p>
      <text:p text:style-name="P3"/>
      <text:p text:style-name="P4">Hamming Code</text:p>
      <text:p text:style-name="P6"><text:tab/><text:span text:style-name="T21">The hamming code we built is a single-bit-error-correction code. Our data word is of length 4, thus requiring 3 parity bits. Therefore, we have a code word of length 7 bits.</text:span></text:p>
      <text:p text:style-name="P6"><text:tab/><text:span text:style-name="T22">The code word has the format:</text:span></text:p>
      <table:table table:name="Table1" table:style-name="Table1">
        <table:table-column table:style-name="Table1.A" table:number-columns-repeated="6"/>
        <table:table-column table:style-name="Table1.G"/>
        <table:table-row>
          <table:table-cell table:style-name="Table1.A1" office:value-type="string">
            <text:p text:style-name="P18">Dataword[3]</text:p>
          </table:table-cell>
          <table:table-cell table:style-name="Table1.A1" office:value-type="string">
            <text:p text:style-name="P18">Dataword[2]</text:p>
          </table:table-cell>
          <table:table-cell table:style-name="Table1.A1" office:value-type="string">
            <text:p text:style-name="P18">Dataword[1]</text:p>
          </table:table-cell>
          <table:table-cell table:style-name="Table1.A1" office:value-type="string">
            <text:p text:style-name="P18">Dataword[0]</text:p>
          </table:table-cell>
          <table:table-cell table:style-name="Table1.A1" office:value-type="string">
            <text:p text:style-name="P19">Parity[2]</text:p>
          </table:table-cell>
          <table:table-cell table:style-name="Table1.A1" office:value-type="string">
            <text:p text:style-name="P19">Parity[1]</text:p>
          </table:table-cell>
          <table:table-cell table:style-name="Table1.G1" office:value-type="string">
            <text:p text:style-name="P19">Parity[0]</text:p>
          </table:table-cell>
        </table:table-row>
      </table:table>
      <text:p text:style-name="P6"><text:soft-page-break/></text:p>
      <text:p text:style-name="P12">Parity[0] = (dataword[2] + dataword[1] + dataword[0]) % 2</text:p>
      <text:p text:style-name="P13">Parity[<text:span text:style-name="T23">1</text:span>] = (dataword[<text:span text:style-name="T23">3</text:span>] + dataword[<text:span text:style-name="T23">2</text:span>] + dataword[<text:span text:style-name="T23">1</text:span>]) % 2</text:p>
      <text:p text:style-name="P14">Parity[<text:span text:style-name="T24">2</text:span>] = (dataword[<text:span text:style-name="T25">1</text:span>] + dataword[<text:span text:style-name="T25">0</text:span>] + dataword[<text:span text:style-name="T25">3</text:span>]) % 2</text:p>
      <text:p text:style-name="P7"/>
      <text:p text:style-name="P7"><text:tab/><text:span text:style-name="T26">On the receiving end, we need to compute for the syndrome. The length of the syndrome is the same as the number of parity bits.</text:span></text:p>
      <text:p text:style-name="P15">Syndrome[<text:span text:style-name="T27">0</text:span>] <text:span text:style-name="T27">= (dataword[2] + dataword[1] + dataword[0] + parity[0]) % 2</text:span></text:p>
      <text:p text:style-name="P16">Syndrome[<text:span text:style-name="T27">1</text:span>] <text:span text:style-name="T27">= (dataword[3] + dataword[2] + dataword[1] + parity[1]) % 2</text:span></text:p>
      <text:p text:style-name="P16">Syndrome[<text:span text:style-name="T27">2</text:span>] <text:span text:style-name="T27">= (dataword[1] + dataword[0] + dataword[3] + parity[2]) % 2</text:span></text:p>
      <text:p text:style-name="P17">The syndrome is writen in the form 'Syndrome[2]Syndrome[1]Syndrome[2]'. <text:span text:style-name="T28">To detect which bit has the error, we use the table below:</text:span></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number-columns-repeated="2"/>
        <table:table-column table:style-name="Table2.I"/>
        <table:table-row>
          <table:table-cell table:style-name="Table2.A1" office:value-type="string">
            <text:p text:style-name="P20">Syndrome</text:p>
          </table:table-cell>
          <table:table-cell table:style-name="Table2.A1" office:value-type="string">
            <text:p text:style-name="P20">000</text:p>
          </table:table-cell>
          <table:table-cell table:style-name="Table2.A1" office:value-type="string">
            <text:p text:style-name="P20">001</text:p>
          </table:table-cell>
          <table:table-cell table:style-name="Table2.A1" office:value-type="string">
            <text:p text:style-name="P20">010</text:p>
          </table:table-cell>
          <table:table-cell table:style-name="Table2.A1" office:value-type="string">
            <text:p text:style-name="P20">011</text:p>
          </table:table-cell>
          <table:table-cell table:style-name="Table2.A1" office:value-type="string">
            <text:p text:style-name="P20">100</text:p>
          </table:table-cell>
          <table:table-cell table:style-name="Table2.A1" office:value-type="string">
            <text:p text:style-name="P20">101</text:p>
          </table:table-cell>
          <table:table-cell table:style-name="Table2.A1" office:value-type="string">
            <text:p text:style-name="P20">110</text:p>
          </table:table-cell>
          <table:table-cell table:style-name="Table2.I1" office:value-type="string">
            <text:p text:style-name="P21">111</text:p>
          </table:table-cell>
        </table:table-row>
        <table:table-row>
          <table:table-cell table:style-name="Table2.A2" office:value-type="string">
            <text:p text:style-name="P20">Error</text:p>
          </table:table-cell>
          <table:table-cell table:style-name="Table2.A2" office:value-type="string">
            <text:p text:style-name="P20">None</text:p>
          </table:table-cell>
          <table:table-cell table:style-name="Table2.A2" office:value-type="string">
            <text:p text:style-name="P20">parity[0]</text:p>
          </table:table-cell>
          <table:table-cell table:style-name="Table2.A2" office:value-type="string">
            <text:p text:style-name="P20">parity[1]</text:p>
          </table:table-cell>
          <table:table-cell table:style-name="Table2.A2" office:value-type="string">
            <text:p text:style-name="P20">dataword[2]</text:p>
          </table:table-cell>
          <table:table-cell table:style-name="Table2.A2" office:value-type="string">
            <text:p text:style-name="P20">parity[2]</text:p>
          </table:table-cell>
          <table:table-cell table:style-name="Table2.A2" office:value-type="string">
            <text:p text:style-name="P20">dataword[0]</text:p>
          </table:table-cell>
          <table:table-cell table:style-name="Table2.A2" office:value-type="string">
            <text:p text:style-name="P20">dataword[3]</text:p>
          </table:table-cell>
          <table:table-cell table:style-name="Table2.I2" office:value-type="string">
            <text:p text:style-name="P21">dataword[1]</text:p>
          </table:table-cell>
        </table:table-row>
      </table:table>
      <text:p text:style-name="P17"/>
      <text:p text:style-name="P8">After getting the syndrome, just identify which part of the code word has an error and invert its value.</text:p>
      <text:p text:style-name="P8"/>
      <text:p text:style-name="P9">def add_parity_bits(self): </text:p>
      <text:p text:style-name="P9"><text:s text:c="8"/>r0 = (self.bits[3] + self.bits[2] + self.bits[1]) % 2 </text:p>
      <text:p text:style-name="P9"><text:s text:c="8"/>r1 = (self.bits[2] + self.bits[1] + self.bits[0]) % 2 </text:p>
      <text:p text:style-name="P9"><text:s text:c="8"/>r2 = (self.bits[3] + self.bits[2] + self.bits[0]) % 2 </text:p>
      <text:p text:style-name="P9"><text:s text:c="8"/>self.bits += [r2, r1, r0] </text:p>
      <text:p text:style-name="P9"><text:s text:c="8"/>return self.bits</text:p>
      <text:p text:style-name="P9"/>
      <text:p text:style-name="P9">def correct_error(self): </text:p>
      <text:p text:style-name="P9"><text:s text:c="8"/>s0 = (self.received[1] + self.received[2] + self.received[3] + </text:p>
      <text:p text:style-name="P9"><text:s text:c="14"/>self.received[6]) % 2 </text:p>
      <text:p text:style-name="P9"><text:s text:c="8"/>s1 = (self.received[0] + self.received[1] + self.received[2] + </text:p>
      <text:p text:style-name="P9"><text:s text:c="14"/>self.received[5]) % 2 </text:p>
      <text:p text:style-name="P9"><text:s text:c="8"/>s2 = (self.received[0] + self.received[2] + self.received[3] + </text:p>
      <text:p text:style-name="P9"><text:s text:c="14"/>self.received[4]) % 2 </text:p>
      <text:p text:style-name="P9"><text:s text:c="8"/>coding = { </text:p>
      <text:p text:style-name="P9"><text:s text:c="12"/>'000': -1, </text:p>
      <text:p text:style-name="P9"><text:s text:c="12"/>'001': 6, </text:p>
      <text:p text:style-name="P9"><text:s text:c="12"/>'010': 5, </text:p>
      <text:p text:style-name="P9"><text:s text:c="12"/>'011': 1, </text:p>
      <text:p text:style-name="P9"><text:s text:c="12"/>'100': 4, </text:p>
      <text:p text:style-name="P9"><text:s text:c="12"/>'101': 3, </text:p>
      <text:p text:style-name="P9"><text:s text:c="12"/>'110': 0, </text:p>
      <text:p text:style-name="P9"><text:s text:c="12"/>'111': 2 </text:p>
      <text:p text:style-name="P9"><text:s text:c="8"/>} </text:p>
      <text:p text:style-name="P9"><text:s text:c="8"/>syndrome = '{0}{1}{2}'.format(s2, s1, s0) </text:p>
      <text:p text:style-name="P9"><text:s text:c="8"/>print 'syndrome = ' + syndrome </text:p>
      <text:p text:style-name="P9"><text:s text:c="8"/>index = coding[syndrome] </text:p>
      <text:p text:style-name="P9"><text:s text:c="8"/>if index == -1: </text:p>
      <text:p text:style-name="P9"><text:s text:c="12"/>print "No error" </text:p>
      <text:p text:style-name="P9"><text:soft-page-break/><text:s text:c="8"/>else: </text:p>
      <text:p text:style-name="P9"><text:s text:c="12"/>if self.received[index] == 0: </text:p>
      <text:p text:style-name="P9"><text:s text:c="16"/>self.received[index] = 1 </text:p>
      <text:p text:style-name="P9"><text:s text:c="12"/>else: </text:p>
      <text:p text:style-name="P9"><text:s text:c="16"/>self.received[index] = 0 </text:p>
      <text:p text:style-name="P9"><text:s text:c="12"/>print 'Data code after correction: %r' % self.received[0:4] </text:p>
      <text:p text:style-name="P9"><text:s text:c="8"/>return self.received[0:4]</text:p>
      <text:p text:style-name="P9"/>
      <text:p text:style-name="P5">Burst Error Correction</text:p>
      <text:p text:style-name="P10"><text:tab/><text:span text:style-name="T29">The technique of burst error correction is to divide the data word into several data words and generate code words using hamming code. In our case, we had the original data word 12 bits long. We divided it into 3 data words each of length 4 bits. Each data word was transformed into code words using hamming code. Now we have 3 code words each of length <text:s/>7 bits. In transmitting, we don't transmit code word by code word. We transmit bit by bit. We first transmit the 1st bit of the 1st code word, then the 1</text:span><text:span text:style-name="T30">st</text:span><text:span text:style-name="T29"> bit of the 2</text:span><text:span text:style-name="T30">nd</text:span><text:span text:style-name="T29"> code word, then the 1</text:span><text:span text:style-name="T30">st</text:span><text:span text:style-name="T29"> bit of the 3</text:span><text:span text:style-name="T30">rd</text:span><text:span text:style-name="T29"> code word, then the 2</text:span><text:span text:style-name="T30">nd</text:span><text:span text:style-name="T29"> bit of the 1</text:span><text:span text:style-name="T30">st</text:span><text:span text:style-name="T29"> code word, then the 2</text:span><text:span text:style-name="T30">nd</text:span><text:span text:style-name="T29"> bit of the and so on.</text:span></text:p>
      <text:p text:style-name="P10"><text:tab/><text:span text:style-name="T31">On the receiving end, we need to recover the code words. After recovering the code words, we use hamming code error correction for each code word and recover the original data word.</text:span></text:p>
      <text:p text:style-name="P10"/>
      <text:p text:style-name="P11">def initialize_hamming_code(self): </text:p>
      <text:p text:style-name="P11"><text:s text:c="8"/>self.hamming = [] </text:p>
      <text:p text:style-name="P11"><text:s text:c="8"/>length = len(self.bits) </text:p>
      <text:p text:style-name="P11"><text:s text:c="8"/>hamming_count = length / 4 </text:p>
      <text:p text:style-name="P11"><text:s text:c="8"/>print "Code words using hamming code:" </text:p>
      <text:p text:style-name="P11"><text:s text:c="8"/>for i in range(0, hamming_count): </text:p>
      <text:p text:style-name="P11"><text:s text:c="12"/>hamming = HammingCode(bits=self.bits[i * 4: (i + 1) * 4]) </text:p>
      <text:p text:style-name="P11"><text:s text:c="12"/>hamming.add_parity_bits() </text:p>
      <text:p text:style-name="P11"><text:s text:c="12"/>print hamming.bits </text:p>
      <text:p text:style-name="P11"><text:s text:c="12"/>self.hamming.append(hamming) </text:p>
      <text:p text:style-name="P11"/>
      <text:p text:style-name="P11">def simulate_send(self): </text:p>
      <text:p text:style-name="P11"><text:s text:c="8"/>self.sent = [] </text:p>
      <text:p text:style-name="P11"><text:s text:c="8"/>code_word_length = len(self.hamming[0].bits) </text:p>
      <text:p text:style-name="P11"><text:s text:c="8"/>for i in range(0, code_word_length): </text:p>
      <text:p text:style-name="P11"><text:s text:c="12"/>for h in self.hamming: </text:p>
      <text:p text:style-name="P11"><text:s text:c="16"/>self.sent.append(h.bits[i]) </text:p>
      <text:p text:style-name="P11"><text:s text:c="8"/>print "Sent code words: \n %r" % self.sent </text:p>
      <text:p text:style-name="P11"><text:s text:c="8"/>return self.sent</text:p>
      <text:p text:style-name="P11"/>
      <text:p text:style-name="P11">def correct_error(self): </text:p>
      <text:p text:style-name="P11"><text:s text:c="8"/>code_word_length = len(self.hamming[0].bits) </text:p>
      <text:p text:style-name="P11"><text:s text:c="8"/>hamming_count = len(self.hamming) </text:p>
      <text:p text:style-name="P11"><text:s text:c="8"/>for index, d in enumerate(self.received): </text:p>
      <text:p text:style-name="P11"><text:s text:c="12"/>self.hamming[index % hamming_count].received.append(d) </text:p>
      <text:p text:style-name="P11"><text:s text:c="8"/>self.retrieved_data = [] </text:p>
      <text:p text:style-name="P11"><text:s text:c="8"/>for h in self.hamming: </text:p>
      <text:p text:style-name="P11"><text:s text:c="12"/>print "received hamming code: %r" % h.received </text:p>
      <text:p text:style-name="P11"><text:s text:c="12"/>corrected = h.correct_error() </text:p>
      <text:p text:style-name="P11"><text:soft-page-break/><text:s text:c="12"/>self.retrieved_data += corrected </text:p>
      <text:p text:style-name="P11"><text:s text:c="8"/>print self.retrieved_data </text:p>
      <text:p text:style-name="P11"><text:s text:c="8"/>return self.retrieved_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21:33:44.612915581</meta:creation-date>
    <dc:date>2014-12-02T01:40:51.250859853</dc:date>
    <meta:editing-duration>PT1H16M3S</meta:editing-duration>
    <meta:editing-cycles>64</meta:editing-cycles>
    <meta:generator>LibreOffice/4.2.7.2$Linux_x86 LibreOffice_project/420m0$Build-2</meta:generator>
    <meta:document-statistic meta:table-count="2" meta:image-count="0" meta:object-count="0" meta:page-count="5" meta:paragraph-count="175" meta:word-count="1090" meta:character-count="8074" meta:non-whitespace-character-count="5918"/>
  </office:meta>
</office:document-meta>
</file>